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3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49930555555556cm"/>
    </style:style>
    <style:style style:name="co3" style:family="table-column">
      <style:table-column-properties fo:break-before="auto" style:column-width="1.51694444444444cm"/>
    </style:style>
    <style:style style:name="co4" style:family="table-column">
      <style:table-column-properties fo:break-before="auto" style:column-width="5.36222222222222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4.49791666666667cm"/>
    </style:style>
    <style:style style:name="co7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0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number-columns-repeated="2" table:default-cell-style-name="ce2"/>
        <table:table-column table:style-name="co1" table:number-columns-repeated="1017" table:default-cell-style-name="ce1"/>
        <table:table-column table:style-name="co7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1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1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1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44, 45, 125, 180, 302</text:p>
          </table:table-cell>
          <table:table-cell office:value-type="string" table:style-name="ce10">
            <text:p>also in struc 17 &amp; 21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44, 45, 125, 157</text:p>
          </table:table-cell>
          <table:table-cell office:value-type="string" table:style-name="ce10">
            <text:p>also in 17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25 to 29 and 32</text:p>
          </table:table-cell>
          <table:table-cell office:value-type="string" table:style-name="ce10">
            <text:p>seen in prototypes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25, 157, 180, 302, 304</text:p>
          </table:table-cell>
          <table:table-cell office:value-type="string" table:style-name="ce10">
            <text:p>all with new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70, 188</text:p>
          </table:table-cell>
          <table:table-cell office:value-type="string" table:style-name="ce10">
            <text:p>all returns with pointers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float" office:value="339" table:style-name="ce11">
            <text:p>339</text:p>
          </table:table-cell>
          <table:table-cell office:value-type="string" table:style-name="ce10">
            <text:p>for file<text:s/>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48 and 14 in struc</text:p>
          </table:table-cell>
          <table:table-cell office:value-type="string" table:style-name="ce10">
            <text:p>used to store a name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float" office:value="45" table:style-name="ce10">
            <text:p>45</text:p>
          </table:table-cell>
          <table:table-cell office:value-type="string" table:style-name="ce10">
            <text:p>data type from struc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float" office:value="305" table:style-name="ce10">
            <text:p>305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27 to 29 and 32</text:p>
          </table:table-cell>
          <table:table-cell office:value-type="string" table:style-name="ce10">
            <text:p>prototypes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70, 18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struc 17 and 21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office:value-type="float" office:value="128" table:style-name="ce10">
            <text:p>12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1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320, 321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float" office:value="106" table:style-name="ce10">
            <text:p>106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311, 321,324,347,34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32,109,137, 140,143,311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11, 321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office:value-type="float" office:value="307308" table:style-name="ce11">
            <text:p>307,308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office:value-type="float" office:value="306" table:style-name="ce10">
            <text:p>306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office:value-type="float" office:value="299335" table:style-name="ce11">
            <text:p>299,335</text:p>
          </table:table-cell>
          <table:table-cell table:style-name="ce10"/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RCC RCCD</meta:initial-creator>
    <dc:creator>Tyler Stevens</dc:creator>
    <meta:creation-date>2018-04-17T08:30:24Z</meta:creation-date>
    <dc:date>2019-07-17T22:45:44Z</dc:date>
    <meta:editing-cycles>13</meta:editing-cycles>
    <meta:editing-duration>PT2003S</meta:editing-duration>
  </office:meta>
</office:document-meta>
</file>